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お疲れ様です。　ジェネレーターの定期検査に
来ま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ああ、どうも。　今週はルミィさんが担当
　でした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。</text:p>
          </table:table-cell>
          <table:table-cell table:style-name="ce0" office:value-type="string">
            <text:p>Map</text:p>
          </table:table-cell>
          <table:table-cell table:style-name="ce0"/>
          <table:table-cell table:style-name="ce0" office:value-type="string">
            <text:p>Yes.</text:p>
          </table:table-cell>
          <table:table-cell table:number-columns-repeated="1020"/>
        </table:table-row>
        <table:table-row>
          <table:table-cell table:style-name="ce0" office:value-type="string">
            <text:p>ここはいつ来ても蒸し暑い部屋です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さと作業を済ませたいので、邪魔にならない
よう、端っこに行っててもらえます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あ、はい・・・お願いし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それにしてもルミィさん、どう思います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は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いや、ここだけの話なんですけど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僕もそれなりに長い期間、ここで研究を
　続けていますけど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ぶっちゃけ成果が上がってる実感がぜんぜん
　無いんですよ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あ、もちろん僕の力不足も原因のひとつだと
　思うんですけど、それにしても何と言うか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機関として一歩も進んでないって言うか、まあ
　その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『本気で研究しているのか怪しい』と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え、あ、ええと、いや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もそう思います。　ここだけの話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そ・・・そうなんですか・・・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ところでルミィさんって、館長の助手を
　されてるんですよ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館長は今どんな研究をしているんです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んな、とは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少し前まで、榴鉱石が熾粒子に及ぼす影響と
　程度について熱心にデータを取っていたと
　思うんですけど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最近はなんだか、姿を見かける機会も少ない
　ような気がしまして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ですね。</text:p>
          </table:table-cell>
          <table:table-cell table:style-name="ce0" office:value-type="string">
            <text:p>493#8
493#72</text:p>
          </table:table-cell>
          <table:table-cell table:style-name="ce0"/>
          <table:table-cell table:style-name="ce0" office:value-type="string">
            <text:p>Indeed.</text:p>
          </table:table-cell>
          <table:table-cell table:number-columns-repeated="1020"/>
        </table:table-row>
        <table:table-row>
          <table:table-cell table:style-name="ce0" office:value-type="string">
            <text:p>いったいどんな研究をしているんでしょうか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助手のルミィさんでも、分からないん
　ですか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な、何の音ですか！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入り口の方から響いてきました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ルミィさん大変です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扉が開きません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いうこと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扉の向こう側に何か大きなものがある
　みたいで、びくともしないんですよ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全体重を・・・かけても・・・っく、ダメです、
　ぜんぜん動きません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きなも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言えば、足場用の鉄骨部材が入り口の
近くに立てかけてありました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が倒れて、つっかえ棒になっているのかも
しれ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それは困りましたね。　内側からはどうする
　こともできませんよ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先ほどの地響きから察するに、一本や二本では
なく、立てかけてあった全ての鉄骨が倒れた
ものと推測され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だとしたら、簡単に撤去できる質量では
　ありませんよ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とにかく、助けを呼びましょう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誰かーーー！！　誰かいませんかーー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ジェネレーター室に閉じ込められています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聞こえますかーーー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鉄骨が崩れた音で誰かが様子を見に来て
くれると思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まで待ち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た、確かに。　ルミィさんは冷静ですね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40+02:00</meta:creation-date>
    <dc:date>2020-05-24T15:07:4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